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xel" svg:font-family="Axel" style:font-pitch="variable"/>
    <style:font-face style:name="Gentium" svg:font-family="Gentium" style:font-pitch="variable"/>
    <style:font-face style:name="Myriad Pro" svg:font-family="'Myriad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1.2in" fo:margin-bottom="0in" loext:contextual-spacing="false" fo:text-align="center" style:justify-single-word="false"/>
      <style:text-properties style:font-name="Axel" fo:font-size="200pt" fo:font-weight="bold" officeooo:rsid="000e1f6f" officeooo:paragraph-rsid="000e1f6f" style:font-size-asian="200pt" style:font-weight-asian="bold" style:font-size-complex="200pt" style:font-weight-complex="bold"/>
    </style:style>
    <style:style style:name="P2" style:family="paragraph" style:parent-style-name="Standard">
      <style:paragraph-properties fo:margin-top="1.2in" fo:margin-bottom="0in" loext:contextual-spacing="false" fo:text-align="center" style:justify-single-word="false" fo:break-before="page"/>
      <style:text-properties style:font-name="Axel" fo:font-size="175pt" fo:font-weight="bold" officeooo:rsid="000e1f6f" officeooo:paragraph-rsid="000e1f6f" style:font-size-asian="175pt" style:font-weight-asian="bold" style:font-size-complex="17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</text:p>
      <text:p text:style-name="P2">Key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xel" svg:font-family="Axel" style:font-pitch="variable"/>
    <style:font-face style:name="Gentium" svg:font-family="Gentium" style:font-pitch="variable"/>
    <style:font-face style:name="Myriad Pro" svg:font-family="'Myriad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o Reese</meta:initial-creator>
    <meta:creation-date>2015-10-16T00:41:21.042047245</meta:creation-date>
    <dc:date>2015-10-16T00:44:18.558030061</dc:date>
    <dc:creator>Heiko Reese</dc:creator>
    <meta:editing-duration>PT2M57S</meta:editing-duration>
    <meta:editing-cycles>1</meta:editing-cycles>
    <meta:document-statistic meta:table-count="0" meta:image-count="0" meta:object-count="0" meta:page-count="2" meta:paragraph-count="2" meta:word-count="2" meta:character-count="17" meta:non-whitespace-character-count="17"/>
    <meta:generator>LibreOffice/4.4.5.2$Linux_X86_64 LibreOffice_project/40$Build-2</meta:generator>
  </office:meta>
</office:document-meta>
</file>